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f25" officeooo:paragraph-rsid="00003f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Hallo zusamm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22-06-17T12:40:31.415000000</dc:date>
    <meta:editing-duration>PT5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</office:meta>
</office:document-meta>
</file>